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14.35pt"/>
    </style:style>
    <style:style style:name="co4" style:family="table-column">
      <style:table-column-properties fo:break-before="auto" style:column-width="230.85pt"/>
    </style:style>
    <style:style style:name="co5" style:family="table-column">
      <style:table-column-properties fo:break-before="auto" style:column-width="197.21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331.9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0.86pt"/>
    </style:style>
    <style:style style:name="co10" style:family="table-column">
      <style:table-column-properties fo:break-before="auto" style:column-width="215.46pt"/>
    </style:style>
    <style:style style:name="co11" style:family="table-column">
      <style:table-column-properties fo:break-before="auto" style:column-width="374.06pt"/>
    </style:style>
    <style:style style:name="co12" style:family="table-column">
      <style:table-column-properties fo:break-before="auto" style:column-width="136.86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70.16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240.69pt"/>
    </style:style>
    <style:style style:name="co18" style:family="table-column">
      <style:table-column-properties fo:break-before="auto" style:column-width="245.59pt"/>
    </style:style>
    <style:style style:name="co19" style:family="table-column">
      <style:table-column-properties fo:break-before="auto" style:column-width="517.89pt"/>
    </style:style>
    <style:style style:name="co20" style:family="table-column">
      <style:table-column-properties fo:break-before="auto" style:column-width="89.09pt"/>
    </style:style>
    <style:style style:name="co21" style:family="table-column">
      <style:table-column-properties fo:break-before="auto" style:column-width="20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94.05pt" fo:break-before="auto" style:use-optimal-row-height="true"/>
    </style:style>
    <style:style style:name="ro5" style:family="table-row">
      <style:table-row-properties style:row-height="47.71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39.75pt" fo:break-before="auto" style:use-optimal-row-height="fals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94.76pt" fo:break-before="auto" style:use-optimal-row-height="false"/>
    </style:style>
    <style:style style:name="ro10" style:family="table-row">
      <style:table-row-properties style:row-height="82.46pt" fo:break-before="auto" style:use-optimal-row-height="true"/>
    </style:style>
    <style:style style:name="ro11" style:family="table-row">
      <style:table-row-properties style:row-height="71.55pt" fo:break-before="auto" style:use-optimal-row-height="false"/>
    </style:style>
    <style:style style:name="ro12" style:family="table-row">
      <style:table-row-properties style:row-height="163.59pt" fo:break-before="auto" style:use-optimal-row-height="true"/>
    </style:style>
    <style:style style:name="ro13" style:family="table-row">
      <style:table-row-properties style:row-height="40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99ff99" fo:border="0.06pt solid #000000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#99ff33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00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style:font-name="Ubuntu" fo:country="none" style:country-asian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Daemon/Service name</text:p>
          </table:table-cell>
          <table:table-cell table:style-name="ce1" office:value-type="string" calcext:value-type="string">
            <text:p>Path on target</text:p>
          </table:table-cell>
          <table:table-cell table:style-name="ce1" office:value-type="string" calcext:value-type="string">
            <text:p>Purpose/functionalities</text:p>
          </table:table-cell>
          <table:table-cell table:style-name="ce1" office:value-type="string" calcext:value-type="string">
            <text:p>Usage/Invoke method</text:p>
          </table:table-cell>
          <table:table-cell table:style-name="ce1" office:value-type="string" calcext:value-type="string">
            <text:p>Related configuration file</text:p>
          </table:table-cell>
          <table:table-cell table:style-name="ce1" office:value-type="string" calcext:value-type="string">
            <text:p>Source Path</text:p>
          </table:table-cell>
        </table:table-row>
        <table:table-row table:style-name="ro2">
          <table:table-cell/>
          <table:table-cell office:value-type="string" calcext:value-type="string">
            <text:p>lbd</text:p>
          </table:table-cell>
          <table:table-cell office:value-type="string" calcext:value-type="string">
            <text:p>/usr/sbin/lbd</text:p>
          </table:table-cell>
          <table:table-cell office:value-type="string" calcext:value-type="string">
            <text:p>Single AP - band steering</text:p>
          </table:table-cell>
          <table:table-cell office:value-type="string" calcext:value-type="string">
            <text:p>uci set lbd.@config[0].Enable=1</text:p>
            <text:p>uci commit lbd</text:p>
            <text:p>/etc/init.d/lbd star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Multiple AP Steering on 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pacd_init</text:p>
          </table:table-cell>
          <table:table-cell table:number-columns-repeated="2"/>
          <table:table-cell office:value-type="string" calcext:value-type="string">
            <text:p>uci set repacd.repacd.Enable=1</text:p>
            <text:p>uci commit repacd</text:p>
            <text:p>/etc/init.d/repacd start</text:p>
          </table:table-cell>
          <table:table-cell/>
          <table:table-cell office:value-type="string" calcext:value-type="string">
            <text:p>./qca/feeds/whc/qca-whc-repacd/files/repacd.init</text:p>
          </table:table-cell>
        </table:table-row>
        <table:table-row table:style-name="ro4">
          <table:table-cell/>
          <table:table-cell table:style-name="ce2" office:value-type="string" calcext:value-type="string">
            <text:p>repacd-run.sh</text:p>
          </table:table-cell>
          <table:table-cell office:value-type="string" calcext:value-type="string">
            <text:p>/usr/sbin/repacd-run.sh</text:p>
          </table:table-cell>
          <table:table-cell office:value-type="string" calcext:value-type="string">
            <text:p>check gw</text:p>
            <text:p/>
            <text:p>Periodically scan bssid rate and tigger best uplink selection algorithm</text:p>
          </table:table-cell>
          <table:table-cell/>
          <table:table-cell office:value-type="string" calcext:value-type="string">
            <text:p>/var/run/repacd.pipe</text:p>
          </table:table-cell>
          <table:table-cell table:style-name="ce4" office:value-type="string" calcext:value-type="string">
            <text:p>qca/src/qca-whc-repacd/src/repacd-run.sh</text:p>
            <text:p>./src/qca-whc-repacd/lib/repacd-gwmon.sh</text:p>
            <text:p>repacd-ethmon.sh</text:p>
            <text:p>repacd-gwmon.sh</text:p>
            <text:p>repacd-led.sh</text:p>
            <text:p>repacd-lp.sh</text:p>
            <text:p>repacd-netdet.sh</text:p>
            <text:p>repacd-wifimon.sh</text:p>
          </table:table-cell>
        </table:table-row>
        <table:table-row table:style-name="ro1">
          <table:table-cell table:number-columns-repeated="7"/>
        </table:table-row>
        <table:table-row table:style-name="ro5">
          <table:table-cell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-Fi networks make use of multiple interfaces </text:p>
            <text:p>Concurrently.</text:p>
            <text:p>Multi-path selection</text:p>
            <text:p>Hy-Fi Daem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yd.init </text:p>
          </table:table-cell>
          <table:table-cell table:number-columns-repeated="4"/>
          <table:table-cell office:value-type="string" calcext:value-type="string">
            <text:p>~/work/bak_spf40/chipcode/qsdk/package/feeds/hyfi/qca-hyd/files/hyd.init</text:p>
          </table:table-cell>
        </table:table-row>
        <table:table-row table:style-name="ro6">
          <table:table-cell/>
          <table:table-cell office:value-type="string" calcext:value-type="string">
            <text:p>wsplcd</text:p>
          </table:table-cell>
          <table:table-cell/>
          <table:table-cell office:value-type="string" calcext:value-type="string">
            <text:p>Hy-Fi Security &amp; Configuration Daemon: </text:p>
            <text:p>IEEE1905 AP Auto-Configuration Daemon</text:p>
          </table:table-cell>
          <table:table-cell table:number-columns-repeated="2"/>
          <table:table-cell office:value-type="string" calcext:value-type="string">
            <text:p>qca/src/qca-wsplcd</text:p>
          </table:table-cell>
        </table:table-row>
        <table:table-row table:style-name="ro1">
          <table:table-cell/>
          <table:table-cell office:value-type="string" calcext:value-type="string">
            <text:p>hyd.ini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acd</text:p>
          </table:table-cell>
          <table:table-cell/>
          <table:table-cell office:value-type="string" calcext:value-type="string">
            <text:p>Hy-Fi Auto-Configuration Daemon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csd</text:p>
          </table:table-cell>
          <table:table-cell/>
          <table:table-cell office:value-type="string" calcext:value-type="string">
            <text:p>multicast blah blah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ldp</text:p>
          </table:table-cell>
          <table:table-cell office:value-type="string" calcext:value-type="string">
            <text:p>/usr/sbin/lldpd</text:p>
          </table:table-cell>
          <table:table-cell office:value-type="string" calcext:value-type="string">
            <text:p>open source packag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/etc/init.d/hyfi-bridging</text:p>
          </table:table-cell>
          <table:table-cell table:number-columns-repeated="3"/>
          <table:table-cell office:value-type="string" calcext:value-type="string">
            <text:p>~/work/bak_spf40/chipcode/qsdk/package/feeds/hyfi/qca-hyfi-bridge</text:p>
          </table:table-cell>
        </table:table-row>
        <table:table-row table:style-name="ro1">
          <table:table-cell/>
          <table:table-cell office:value-type="string" calcext:value-type="string">
            <text:p>hyctl</text:p>
          </table:table-cell>
          <table:table-cell table:number-columns-repeated="4"/>
          <table:table-cell office:value-type="string" calcext:value-type="string">
            <text:p>~/work/bak_spf40/chipcode/qsdk/qca/src/qca-hyctl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pacd_note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ce3"/>
        <table:table-column table:style-name="co8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line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pacd_init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pacd-run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pacd_wifimon.sh</text:p>
          </table:table-cell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acd_netdet.sh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acd_l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acd_gwmon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acd_ethmon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5" office:value-type="string" calcext:value-type="string">
            <text:p>repacd_init</text:p>
          </table:table-cell>
          <table:table-cell office:value-type="string" calcext:value-type="string">
            <text:p>Purpose:</text:p>
            <text:p>1&gt; Setup wireless configuration accroding to uci related settings.</text:p>
            <text:p/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tart_in_re_mode</text:p>
          </table:table-cell>
          <table:table-cell office:value-type="string" calcext:value-type="string">
            <text:p><text:s/>For client to run into RE mode, ex. Setop box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tart_in_noncap_mode</text:p>
          </table:table-cell>
          <table:table-cell office:value-type="string" calcext:value-type="string">
            <text:p>restart_in_noncap_mode --&gt; used when the AP is determined as nonCAP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8">
          <table:table-cell table:number-columns-repeated="4"/>
          <table:table-cell office:value-type="string" calcext:value-type="string">
            <text:p>restart_in_cap_mode</text:p>
          </table:table-cell>
          <table:table-cell office:value-type="string" calcext:value-type="string">
            <text:p>when GW is accessed through ETH, Run in CAP or AP mode according to <text:s/>GatewayConnectedMode setup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6">
          <table:table-cell table:number-columns-repeated="4"/>
          <table:table-cell table:style-name="ce6" office:value-type="string" calcext:value-type="string">
            <text:p>start</text:p>
          </table:table-cell>
          <table:table-cell office:value-type="string" calcext:value-type="string">
            <text:p>Entry point</text:p>
            <text:p>managed_network = ‘lan’, one network only</text:p>
          </table:table-cell>
          <table:table-cell/>
        </table:table-row>
        <table:table-row table:style-name="ro9">
          <table:table-cell table:number-columns-repeated="4"/>
          <table:table-cell table:style-name="ce7" office:value-type="string" calcext:value-type="string">
            <text:p><text:s/>related parameters</text:p>
          </table:table-cell>
          <table:table-cell table:style-name="ce10" office:value-type="string" calcext:value-type="string">
            <text:p>traffic_separation_enabled</text:p>
            <text:p>daisy_chain</text:p>
            <text:p>eth_mon_enabled</text:p>
            <text:p>manage_vap_i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__repacd_config_wps_pbc_enhc</text:p>
          </table:table-cell>
          <table:table-cell office:value-type="string" calcext:value-type="string">
            <text:p>only enable_wps_pbc_enhc=1 when QWRAP /ExtAP</text:p>
          </table:table-cell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--&gt; Check if reset config? (OpenWRT+None security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__repacd_enable_wifi</text:p>
          </table:table-cell>
          <table:table-cell office:value-type="string" calcext:value-type="string">
            <text:p>enable all wireless interface in configur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if __repacd_gw_mode || RE </text:p>
          </table:table-cell>
          <table:table-cell office:value-type="string" calcext:value-type="string">
            <text:p>if traffic_separation_enabled <text:s/>→ create guest interfac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./qca/feeds/whc/qca-whc-init/files/whc-debug.sh</text:p>
          </table:table-cell>
          <table:table-cell table:number-columns-repeated="2"/>
          <table:table-cell office:value-type="string" calcext:value-type="string">
            <text:p>--&gt; __repacd_set_firewall_rules</text:p>
          </table:table-cell>
          <table:table-cell office:value-type="string" calcext:value-type="string">
            <text:p>setup firewall rules!? <text:s/>DHCP related rules.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__repacd_reconfig_sta_vaps</text:p>
          </table:table-cell>
          <table:table-cell office:value-type="string" calcext:value-type="string">
            <text:p>traffic_separation_enabled – &gt; create -spl interfaces.</text:p>
          </table:table-cell>
          <table:table-cell/>
        </table:table-row>
        <table:table-row table:style-name="ro10">
          <table:table-cell table:number-columns-repeated="4"/>
          <table:table-cell office:value-type="string" calcext:value-type="string">
            <text:p>--&gt; __repacd_config_gwcon_ap_mode</text:p>
          </table:table-cell>
          <table:table-cell office:value-type="string" calcext:value-type="string">
            <text:p>configure CAP interfaces</text:p>
            <text:p>If CAP ---&gt; </text:p>
            <text:p>        wsplcd_mode='REGISTRAR'</text:p>
            <text:p>        son_mode='HYROUTER'</text:p>
            <text:p>    else</text:p>
            <text:p>        wsplcd_mode='ENROLLEE'</text:p>
            <text:p>        son_mode='HYCLIENT'</text:p>
          </table:table-cell>
          <table:table-cell office:value-type="string" calcext:value-type="string">
            <text:p>!!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&gt; __repacd_configure_wsplcd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 calcext:value-type="string">
            <text:p>--&gt; __repacd_configure_son</text:p>
          </table:table-cell>
          <table:table-cell office:value-type="string" calcext:value-type="string">
            <text:p>change settings relatted to hyd/lbd </text:p>
            <text:p>Hyd: hyinit?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__repacd_check_additional_network_exis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Note” </text:p>
            <text:p>If traffic_separation_active is enabled, RE has to connect to the -spcl and this is strange if CAP and RE is with different settings.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--&gt; __repacd_restart_dependencies</text:p>
          </table:table-cell>
          <table:table-cell office:value-type="string" calcext:value-type="string">
            <text:p>Stop wsplcd </text:p>
            <text:p>Stop hyd</text:p>
            <text:p>Stop hybridge</text:p>
            <text:p><text:span text:style-name="T1">/sbin/wifi                 --&gt; Restart WIFI</text:span></text:p>
            <text:p>Start wsplcd</text:p>
            <text:p>hyd_init start</text:p>
            <text:p>Ethernet Monitoring:</text:p>
            <text:p><text:span text:style-name="T1">repacd_netdet_lldpd_init start</text:span>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8" office:value-type="string" calcext:value-type="string">
            <text:p>repacd_wifimon_che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gwmon_check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9" office:value-type="string" calcext:value-type="string">
            <text:p>repacd_wifimon_che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s check 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pacd Debug" table:style-name="ta1">
        <office:forms form:automatic-focus="false" form:apply-design-mode="false"/>
        <table:table-column table:style-name="co12" table:default-cell-style-name="Default"/>
        <table:table-column table:style-name="co8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ine:2417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__repacd_echo</text:p>
          </table:table-cell>
          <table:table-cell office:value-type="string" calcext:value-type="string">
            <text:p>Line 72</text:p>
          </table:table-cell>
          <table:table-cell office:value-type="string" calcext:value-type="string">
            <text:p>echo "whc (repacd): $1" &gt;&gt; /root/repacd.init.debu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age: __repacd_echo "Set VAP $config to Disabled=$desired_val"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nfigREMod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ci set repacd.repacd.ConfigREMode='son'</text:p>
          </table:table-cell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?? </text:p>
          </table:table-cell>
        </table:table-row>
      </table:table>
      <table:table table:name="WPS" table:style-name="ta1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/etc/hotplug.d/button#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/etc/hotplug.d/button# vi 54-wps-exten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/usr/sbin/wps_enhc -b /var/run/wifi-wps-enhc-extn.pid -n $num \</text:p>
            <text:p>                                -d 128 -l /var/run/wifi-wps-enhc-extn.log</text:p>
            <text:p/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string" calcext:value-type="string">
            <text:p>NonCAP/R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-wsplcd <text:s/>→ IEEE 190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uci <text:s/>get wsplcd.config.HyFiSecurity</text:p>
          </table:table-cell>
          <table:table-cell office:value-type="string" calcext:value-type="string">
            <text:p>/var/run/wsplc.pipe <text:s/>→ wpslcd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50-w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if no /var/run/wifi-wps-enhc-extn.conf </text:p>
          </table:table-cell>
          <table:table-cell office:value-type="string" calcext:value-type="string">
            <text:p>hostapd_cli -i ath0 -P /var/run/hostapd_cli-ath0.pid -a /lib/wifi/wps-hostapd-update-uci – wps_pbc</text:p>
          </table:table-cell>
          <table:table-cell/>
        </table:table-row>
        <table:table-row table:style-name="ro11">
          <table:table-cell table:number-columns-repeated="2"/>
          <table:table-cell office:value-type="string" calcext:value-type="string">
            <text:p>52-wps-supplica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if /var/run/wifi-wps-enhc-extn.conf </text:p>
          </table:table-cell>
          <table:table-cell table:style-name="ce12" office:value-type="string" calcext:value-type="string">
            <text:p><text:span text:style-name="T2">wpa_cli -p /var/run/wpa_supplicant-ath11 -a /lib/wifi/wps-supplicant-update-uci -P /var/run/wps-hotplug-a</text:span></text:p>
            <text:p/>
            <text:p>wpa_cli -p "$dir" wps_pb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3-wps-repac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/var/run/repacd.pipe </text:p>
          </table:table-cell>
          <table:table-cell office:value-type="string" calcext:value-type="string">
            <text:p>Repacd-wifimon.sh &lt; pipe (wps_pbc)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54-wps-exten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/var/run/wifi-wps-enhc-extn.conf </text:p>
          </table:table-cell>
          <table:table-cell office:value-type="string" calcext:value-type="string">
            <text:p>/usr/sbin/wps_enhc <text:s/></text:p>
          </table:table-cell>
          <table:table-cell office:value-type="string" calcext:value-type="string">
            <text:p>Repacd enable  enable_wps_re_enhc qcawifi  if is SON mode, whether it’s </text:p>
            <text:p>setup_wps_enhc in qcawif </text:p>
          </table:table-cell>
        </table:table-row>
        <table:table-row table:style-name="ro1">
          <table:table-cell table:number-columns-repeated="8"/>
        </table:table-row>
        <table:table-row table:style-name="ro8">
          <table:table-cell table:number-columns-repeated="2"/>
          <table:table-cell table:style-name="ce11" office:value-type="string" calcext:value-type="string">
            <text:p>!!!!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{wps-hostapd-upd} /bin/sh /lib/wifi/wps-hostapd-update-uci ath0 WPS-PBC-ACTIVE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should ru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cat /var/run/wifi-wps-enhc-extn.conf</text:p>
            <text:p>GLOBAL</text:p>
            <text:p>-:overwrite_ap_settings_all</text:p>
            <text:p>RADIO</text:p>
            <text:p>VAP</text:p>
            <text:p>ath0:0:120:wifi0</text:p>
            <text:p>VAP</text:p>
            <text:p>:0:120:wifi0</text:p>
            <text:p>RADIO</text:p>
            <text:p>VAP</text:p>
            <text:p>ath1:0:120:wifi1</text:p>
            <text:p>VAP</text:p>
            <text:p>ath11:0:120:wifi1</text:p>
            <text:p/>
          </table:table-cell>
          <table:table-cell table:number-columns-repeated="5"/>
          <table:table-cell office:value-type="string" calcext:value-type="string">
            <text:p>40-wsplcd          51-wps-reset       53-wps-repacd</text:p>
            <text:p>50-wps             52-wps-supplicant  54-wps-extender</text:p>
            <text:p/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splcd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8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wspl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wsplc_get_l2_pkt</text:p>
          </table:table-cell>
          <table:table-cell office:value-type="string" calcext:value-type="string">
            <text:p>wsplcd_hyfi10.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oop_register_read_soc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pacHyfi20Ini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pacd.init: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splcd only care about security packets, non-sec pkts are discarded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Enrolle se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ndor Specif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arch Ms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PS Ms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PS M2 ms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B NO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eive PB Join Msg.</text:p>
          </table:table-cell>
          <table:table-cell/>
        </table:table-row>
      </table:table>
      <table:table table:name="repacd.debug" table:style-name="ta1">
        <table:table-column table:style-name="co8" table:number-columns-repeated="7" table:default-cell-style-name="Default"/>
        <table:table-row table:style-name="ro1">
          <table:table-cell table:number-columns-repeated="7"/>
        </table:table-row>
        <table:table-row table:style-name="ro13">
          <table:table-cell office:value-type="string" calcext:value-type="string">
            <text:p>CAP Log</text:p>
          </table:table-cell>
          <table:table-cell office:value-type="string" calcext:value-type="string">
            <text:p>whc (repacd): starting WHC auto-configuration</text:p>
            <text:p>whc (repacd): Managed network: lan</text:p>
            <text:p>whc (repacd): Device type: RE</text:p>
            <text:p>whc (repacd): Reset lan VAPs</text:p>
            <text:p>whc (repacd): Using SON mode for GW Connected AP</text:p>
            <text:p>whc (repacd): Set VAP cfg083579 to Disabled=1</text:p>
            <text:p>whc (repacd): Set VAP cfg0a3579 to Disabled=1</text:p>
            <text:p>whc (repacd): Set VAP cfg033579 to Disabled=0</text:p>
            <text:p>whc (repacd): Set VAP cfg063579 to Disabled=0</text:p>
            <text:p>whc (repacd): Set radio wifi0 to QWrap DBDC Enabled=0</text:p>
            <text:p>whc (repacd): Set radio wifi1 to QWrap Enabled=0</text:p>
            <text:p>whc (repacd): Set radio wifi0 to DBDC Enabled=0</text:p>
            <text:p>whc (repacd): Set radio wifi1 to DBDC Enabled=0</text:p>
            <text:p>whc (repacd): Set iface cfg033579 to WDS=1</text:p>
            <text:p>whc (repacd): Set iface cfg033579 to QWrapAP=0</text:p>
            <text:p>whc (repacd): Set iface cfg033579 to BlockDFSChan=0</text:p>
            <text:p>whc (repacd): Set iface cfg033579 to RRM=1</text:p>
            <text:p>whc (repacd): Set iface cfg033579 to ExtAP=0</text:p>
            <text:p>whc (repacd): Set iface cfg063579 to WDS=1</text:p>
            <text:p>whc (repacd): Set iface cfg063579 to QWrapAP=0</text:p>
            <text:p>whc (repacd): Set iface cfg063579 to BlockDFSChan=0</text:p>
            <text:p>whc (repacd): Set iface cfg063579 to RRM=1</text:p>
            <text:p>whc (repacd): Set iface cfg063579 to ExtAP=0</text:p>
            <text:p>whc (repacd): Set iface cfg083579 to WDS=1</text:p>
            <text:p>whc (repacd): Set iface cfg083579 to ExtAP=0</text:p>
            <text:p>whc (repacd): Set iface cfg0a3579 to WDS=1</text:p>
            <text:p>whc (repacd): Set iface cfg0a3579 to ExtAP=0</text:p>
            <text:p>whc (repacd): Set wsplcd to REGISTRAR mode</text:p>
            <text:p>whc (repacd): Set wsplcd ManageVAPInd=0</text:p>
            <text:p>whc (repacd): Set wsplcd HyFiSecurity=1</text:p>
            <text:p>whc (repacd): Enabled security and configuration</text:p>
            <text:p>whc (repacd): Set hyd Mode=HYROUTER</text:p>
            <text:p>whc (repacd): Enabled Wi-Fi SON mode</text:p>
            <text:p>whc (repacd): Restarting network stack...</text:p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enable_multi_ap</text:p>
          </table:table-cell>
        </table:table-row>
      </table:table>
      <table:table table:name="Useful commands" table:style-name="ta1">
        <table:table-column table:style-name="co8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iwpriv ath01 get_whc_dist</text:p>
          </table:table-cell>
        </table:table-row>
        <table:table-row table:style-name="ro1">
          <table:table-cell office:value-type="string" calcext:value-type="string">
            <text:p>used commands in reapcd-wifimon.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set_whc_dist</text:p>
          </table:table-cell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get_whc_ul_rate</text:p>
          </table:table-cell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get_whc_rate</text:p>
          </table:table-cell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sendprobereq</text:p>
          </table:table-cell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get_whc_bssid</text:p>
          </table:table-cell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g_best_ob_bssid</text:p>
          </table:table-cell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g_whc_cap_bssid</text:p>
          </table:table-cell>
        </table:table-row>
        <table:table-row table:style-name="ro1">
          <table:table-cell/>
          <table:table-cell office:value-type="string" calcext:value-type="string">
            <text:p>iwpriv</text:p>
          </table:table-cell>
          <table:table-cell office:value-type="string" calcext:value-type="string">
            <text:p>g_whc_ob_bss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3:52:39.627720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30:29.865164732</meta:creation-date>
    <dc:date>2017-04-22T11:25:28.788742633</dc:date>
    <meta:editing-duration>P2DT18H21M32S</meta:editing-duration>
    <meta:editing-cycles>8</meta:editing-cycles>
    <meta:generator>LibreOffice/5.1.6.2$Linux_X86_64 LibreOffice_project/10m0$Build-2</meta:generator>
    <meta:document-statistic meta:table-count="7" meta:cell-count="183" meta:object-count="0"/>
  </office:meta>
</office:document-meta>
</file>